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text-properties officeooo:paragraph-rsid="00583b25"/>
    </style:style>
    <style:style style:name="P5" style:family="paragraph" style:parent-style-name="Standard">
      <style:paragraph-properties fo:text-align="center" style:justify-single-word="false"/>
      <style:text-properties fo:font-weight="bold" officeooo:rsid="00864c8b" officeooo:paragraph-rsid="0059d946" style:font-weight-asian="bold" style:font-weight-complex="bold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5f9c49" style:font-weight-asian="bold" style:font-weight-complex="bold"/>
    </style:style>
    <style:style style:name="T4" style:family="text">
      <style:text-properties officeooo:rsid="0059d94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703239536544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Standard"/>
      <text:p text:style-name="P5">Software <text:span text:style-name="T4">de un</text:span> sistema informático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703239519408">
          <table:table-cell table:style-name="Tabla9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1. Indica los requisitos recomendados para instalar el sistema Ubuntu 22.04 LTS Desktop</text:p>
          </table:table-cell>
        </table:table-row>
        <table:table-row table:style-name="TableLine2703239525664">
          <table:table-cell table:style-name="Tabla9.A2" table:number-columns-spanned="2" office:value-type="string">
            <text:list xml:id="list760297365" text:style-name="L1">
              <text:list-item>
                <text:p text:style-name="P6">25 GB de espacio libre en disco.</text:p>
              </text:list-item>
              <text:list-item>
                <text:p text:style-name="P6">4 GB de RAM.</text:p>
              </text:list-item>
              <text:list-item>
                <text:p text:style-name="P7">Procesador a 2 GHz o superior, con un mínimo de dos núcleos.</text:p>
              </text:list-item>
              <text:list-item>
                <text:p text:style-name="P6">Un dispositivo DVD o un puerto USB para el soporte de instalación.</text:p>
              </text:list-item>
              <text:list-item>
                <text:p text:style-name="P6">Asegurarse de tener una copia de seguridad reciente de los datos importantes.</text:p>
              </text:list-item>
            </text:list>
          </table:table-cell>
          <table:covered-table-cell/>
        </table:table-row>
      </table:table>
      <text:p text:style-name="Text_20_body"/>
      <text:p text:style-name="Text_20_body"/>
      <text:p text:style-name="Text_20_body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10-10T17:47:06.153000000</dc:date>
    <meta:editing-duration>PT8H29M11S</meta:editing-duration>
    <meta:editing-cycles>145</meta:editing-cycles>
    <meta:generator>LibreOffice/7.1.2.2$Windows_X86_64 LibreOffice_project/8a45595d069ef5570103caea1b71cc9d82b2aae4</meta:generator>
    <meta:document-statistic meta:table-count="2" meta:image-count="2" meta:object-count="0" meta:page-count="1" meta:paragraph-count="11" meta:word-count="76" meta:character-count="414" meta:non-whitespace-character-count="352"/>
  </office:meta>
</office:document-meta>
</file>